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49cm" fo:margin-right="0cm" fo:text-indent="0cm" style:auto-text-indent="false"/>
    </style:style>
    <style:style style:name="P4" style:family="paragraph" style:parent-style-name="Title" style:master-page-name="Standard">
      <style:paragraph-properties style:page-number="auto"/>
    </style:style>
    <style:style style:name="T1" style:family="text">
      <style:text-properties fo:language="en" fo:country="GB"/>
    </style:style>
    <style:style style:name="T2" style:family="text">
      <style:text-properties style:font-name="Arial1" fo:font-size="10pt" style:font-size-asian="10pt" style:font-name-complex="Arial2"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eldbeobachtung Team E</text:p>
      <text:h text:style-name="Heading_20_1" text:outline-level="1"><text:span text:style-name="Intense_20_Emphasis"><text:span text:style-name="T1">Das Goetz and LeCompte (1984) Framework:</text:span></text:span><text:bookmark text:name="_GoBack"/></text:h>
      <text:h text:style-name="Heading_20_1" text:outline-level="1">Wer ist vor Ort?</text:h>
      <text:p text:style-name="P2">Der Rezeptionist sitzt an der Rezeption. Manchmal laufen eine Kellnerin und Gäste vorbei.</text:p>
      <text:h text:style-name="Heading_20_1" text:outline-level="1">Was ist ihre Rolle?</text:h>
      <text:p text:style-name="P3">Der Rezeptionist ist für die Gäste da, beantwortet anfallende Fragen und checkt Gäste ein und aus. Die Kellnerin ist dafür zuständig, dass das Buffet niemals leer wird.</text:p>
      <text:h text:style-name="Heading_20_1" text:outline-level="1">Was passiert?</text:h>
      <text:p text:style-name="P2">Der Rezeptionist klickt am Computer. Die Kellnerin läuft hin und her. Der Rezeptionist ist zu allen freundlich und sitzt am Computer. Die Kellnerin holt etwas. Die Gäste gehen gerade vom Frühstück. Einige checken auch aus. Sie geben dem Rezeptionist eine RFID Karte und sagen ihm er solle es auf die Rechnung schreiben. Bevor die Gäste gehen fragt die Frau noch wo der Rezeptionist heute Schifahren gehen würde wenn er frei hätte. Er Antwortet professionell und gibt mehrere Möglichkeiten an. </text:p>
      <text:h text:style-name="Heading_20_1" text:outline-level="1">Wann passiert die Aktivität?</text:h>
      <text:p text:style-name="P3">Vormittags zwischen 9 und 10 Uhr.</text:p>
      <text:h text:style-name="Heading_20_1" text:outline-level="1">Wo passiert es?</text:h>
      <text:p text:style-name="P3">Im Eingangsbereich/Rezeption des Hotels Sonne in Dornbirn.</text:p>
      <text:h text:style-name="Heading_20_1" text:outline-level="1">Warum passiert es?</text:h>
      <text:p text:style-name="P3">Es ist ihre Aufgabe</text:p>
      <text:h text:style-name="Heading_20_1" text:outline-level="1">Wie ist die Aktivität organisiert?</text:h>
      <text:p text:style-name="P3">Perfekt. Alles hat wunderbar geklappt.</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Untertitel_20_Zchn" style:display-name="Untertitel Zchn"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complex="Calib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venirNextLTPro-Medium"/>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venirNextLTPro-Medium"/>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style:font-name="Arial1" fo:font-size="10pt" style:font-size-asian="10pt" style:font-name-complex="Arial2" style:font-size-complex="10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MT1">Dunst Stefan, Lins Christian, Meusburger Tobias,<text:line-break/> Mohanty Markus, Rall Hubert, Schwendinger Johan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annes</meta:initial-creator>
    <dc:creator>Johannes</dc:creator>
    <meta:editing-cycles>2</meta:editing-cycles>
    <meta:creation-date>2012-02-24T08:12:00</meta:creation-date>
    <dc:date>2012-02-26T21:26:00</dc:date>
    <meta:editing-duration>P0D</meta:editing-duration>
    <meta:generator>OpenOffice.org/3.3$Win32 OpenOffice.org_project/330m20$Build-9567</meta:generator>
    <meta:document-statistic meta:table-count="0" meta:image-count="0" meta:object-count="0" meta:page-count="1" meta:paragraph-count="17" meta:word-count="187" meta:character-count="12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